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Tw Cen MT" svg:font-family="'Tw Cen M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marker-start="Arrow" draw:marker-end="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7cm" fo:min-width="0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style:font-name="Tw Cen MT"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w Cen MT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cm" svg:height="2.1cm" svg:x="14.9cm" svg:y="2.4cm">
          <text:p text:style-name="P1"><text:span text:style-name="T1">SPI </text:span></text:p>
          <text:p text:style-name="P1"><text:span text:style-name="T1">mas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cm" svg:height="2.1cm" svg:x="8.4cm" svg:y="2.4cm">
          <text:p text:style-name="P1"><text:span text:style-name="T1">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4.9cm" svg:y1="3.45cm" svg:x2="10.4cm" svg:y2="3.45cm" draw:start-shape="id1" draw:start-glue-point="6" draw:end-shape="id2" draw:end-glue-point="10" svg:d="M14900 3450h-4500" svg:viewBox="0 0 4501 1">
          <text:p/>
        </draw:connector>
        <draw:frame draw:style-name="gr3" draw:text-style-name="P3" draw:layer="layout" svg:width="3cm" svg:height="0.602cm" svg:x="11.6cm" svg:y="3.398cm">
          <draw:text-box>
            <text:p><text:span text:style-name="T2">spi_master_i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Tw Cen MT" svg:font-family="'Tw Cen M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1cm" svg:stroke-color="#000000" draw:marker-start-width="0.22cm" draw:marker-start-center="false" draw:marker-end-width="0.2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7" draw:fill-hatch-name="Hatching_20_1" draw:fill-image-name="Bitmape_20_1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e </meta:initial-creator>
    <meta:creation-date>2014-04-09T08:52:59.666012263</meta:creation-date>
    <dc:date>2015-03-19T08:27:26.609633376</dc:date>
    <dc:creator>David Lacey</dc:creator>
    <meta:editing-duration>PT1H30M26S</meta:editing-duration>
    <meta:editing-cycles>5</meta:editing-cycles>
    <meta:generator>LibreOffice/4.2.7.2$Linux_X86_64 LibreOffice_project/420m0$Build-2</meta:generator>
    <meta:document-statistic meta:object-count="4"/>
  </office:meta>
</office:document-meta>
</file>